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5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59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1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6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5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89) rotate (-1.55247036964896) translate (7.277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5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7.5546401432275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4791145399cm 2.61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188cm" svg:height="1.68cm" draw:transform="skewX (0.000698131700797675) rotate (-0.386415896391545) translate (4.2544799557722cm 0.336409363874401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4529876347359cm 1.4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6507146862296cm 1.031360874284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5264578120657cm 0.61062810846249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6981691751043cm 1.2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12:51.255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